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15cm"/>
    </style:style>
    <style:style style:name="Tabla1.B" style:family="table-column">
      <style:table-column-properties style:column-width="6.69cm"/>
    </style:style>
    <style:style style:name="Tabla1.C" style:family="table-column">
      <style:table-column-properties style:column-width="7.16cm"/>
    </style:style>
    <style:style style:name="Tabla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able_20_Contents">
      <style:paragraph-properties fo:margin-top="0cm" fo:margin-bottom="0.499cm" style:contextual-spacing="false"/>
    </style:style>
    <style:style style:name="P8" style:family="paragraph" style:parent-style-name="Table_20_Contents">
      <style:paragraph-properties fo:margin-top="0cm" fo:margin-bottom="0.499cm" style:contextual-spacing="false"/>
      <style:text-properties fo:font-weight="bold"/>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8"/>
    <style:style style:name="T1" style:family="text">
      <style:text-properties fo:font-style="italic"/>
    </style:style>
    <style:style style:name="T2"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álisis Técnico Avanzado: Aplicación Práctica de Herramientas de Volumen</text:h>
      <text:h text:style-name="Heading_20_2" text:outline-level="2">1.0 Introducción: La Ventaja del Análisis de Volumen</text:h>
      <text:p text:style-name="Text_20_body">El análisis de volumen representa una evolución fundamental del análisis técnico tradicional. Mientras que las metodologías clásicas se centran predominantemente en los movimientos del precio, el análisis de volumen ofrece una capa de profundidad estratégica que permite a los traders e inversores comprender la dinámica subyacente del mercado. Va más allá de la simple observación de las velas en un gráfico para revelar las verdaderas intenciones de los participantes, proporcionando una ventaja competitiva crucial en la toma de decisiones.</text:p>
      <text:p text:style-name="Text_20_body">Los traders que dependen exclusivamente de indicadores de precios enfrentan un problema fundamental. Esta dependencia los convierte en "blancos fáciles" porque operan sobre el <text:span text:style-name="T1">efecto</text:span> (el movimiento del precio) sin ver la <text:span text:style-name="T1">causa</text:span> (el volumen institucional que lo impulsa), permitiendo que los grandes operadores induzcan falsas rupturas y cacen sus stop loss con facilidad. Al detectar patrones de precios sin comprender qué los impulsa, sus predicciones resultan inexactas y sus operaciones fallan.</text:p>
      <text:p text:style-name="Text_20_body">En contraste, el análisis de volumen permite ver "lo que la mayoría no puede". Mientras que el precio es simplemente el resultado, el volumen es la causa; representa <text:span text:style-name="T2">"la batalla constante entre compradores y vendedores en tiempo real"</text:span>. Esta perspectiva permite decodificar las intenciones del mercado y protegerse de las manipulaciones. La diferencia en los resultados es significativa: las estadísticas sugieren que operar con un gráfico de velas estándar ofrece una tasa de éxito de poco más del 50%, mientras que un gráfico de <text:span text:style-name="T1">footprint</text:span> con datos de volumen puede elevar esa tasa a casi el 70%.</text:p>
      <text:p text:style-name="Text_20_body">Para aplicar estas herramientas con eficacia, es esencial primero comprender los principios teóricos que sustentan el comportamiento del mercado, un marco conceptual que da sentido a cada movimiento de precios y cada transacción.</text:p>
      <text:h text:style-name="Heading_20_2" text:outline-level="2">2.0 Fundamentos Teóricos: La Teoría de la Subasta y el Concepto de Valor</text:h>
      <text:p text:style-name="Text_20_body">Comprender la Teoría de la Subasta es crucial, ya que proporciona el marco conceptual que da sentido a los movimientos del mercado. Esta teoría postula que el mercado es, en esencia, un mecanismo diseñado para facilitar la negociación, moviéndose constantemente en busca de la eficiencia, también conocida como equilibrio o "valor justo". En este punto de equilibrio, compradores y vendedores se sienten cómodos negociando porque sus valoraciones del activo son similares.</text:p>
      <text:p text:style-name="Text_20_body">El proceso de la subasta se desarrolla a través de un ciclo continuo de equilibrio y desequilibrio. El mercado se mueve desde zonas de equilibrio (eficiencia), donde el precio se consolida, hacia zonas de desequilibrio (ineficiencia), que se manifiestan como movimientos tendenciales. Este desequilibrio se inicia cuando nueva información o un cambio en la agresividad de una de las partes genera un desacuerdo sobre el valor actual del activo. En respuesta, el mercado inicia una nueva <text:soft-page-break/>búsqueda de la siguiente área que genere una participación equilibrada entre compradores y vendedores.</text:p>
      <text:p text:style-name="Text_20_body">El valor, el concepto central de esta teoría, no se define únicamente por el precio. Se construye a partir de la interacción de tres elementos fundamentales que debemos evaluar para descifrar dónde se encuentra dicho valor:</text:p>
      <text:list text:style-name="L1">
        <text:list-item>
          <text:p text:style-name="P1"><text:span text:style-name="T2">Precio:</text:span> Es la herramienta que el mercado utiliza para <text:span text:style-name="T1">explorar</text:span> y <text:span text:style-name="T1">testear</text:span> nuevos niveles, buscando provocar una reacción y revelar dónde los participantes perciben valor.</text:p>
        </text:list-item>
        <text:list-item>
          <text:p text:style-name="P1"><text:span text:style-name="T2">Tiempo:</text:span> El tiempo que el precio permanece en un nivel <text:span text:style-name="T1">valida</text:span> su aceptación. Un paso fugaz indica rechazo e ineficiencia; una consolidación prolongada confirma el equilibrio y el "valor justo".</text:p>
        </text:list-item>
        <text:list-item>
          <text:p text:style-name="P2"><text:span text:style-name="T2">Volumen:</text:span> Cuantifica la actividad y el interés real en los niveles de precios. Mide la participación y confirma si un área de equilibrio tiene el respaldo institucional para ser considerada como "valor".</text:p>
        </text:list-item>
      </text:list>
      <text:p text:style-name="Text_20_body">La relación entre estos tres elementos se puede encapsular en la siguiente ecuación, que resume el concepto central del valor en el mercado:</text:p>
      <text:p text:style-name="Text_20_body"><text:span text:style-name="Source_20_Text">Precio + Tiempo + Volumen = Valor</text:span></text:p>
      <text:p text:style-name="Text_20_body">Estos principios teóricos cobran vida a través de herramientas prácticas que permiten a los traders visualizar y analizar la interacción de estos componentes, comenzando por el indicador más fundamental de todos: el Volumen Vertical.</text:p>
      <text:h text:style-name="Heading_20_2" text:outline-level="2">3.0 Herramientas Esenciales de Análisis de Volumen</text:h>
      <text:h text:style-name="Heading_20_3" text:outline-level="3">3.1 Volumen Vertical: Cuantificando el Interés en el Tiempo</text:h>
      <text:p text:style-name="Text_20_body">El Volumen Vertical es la herramienta de análisis de volumen más fundamental y ampliamente reconocida. Su función principal es responder a la pregunta de <text:span text:style-name="T2">"cuándo"</text:span> se produce la actividad significativa de los grandes operadores, mostrando el interés del mercado a lo largo del tiempo.</text:p>
      <text:p text:style-name="Text_20_body">El indicador se representa como un histograma en la parte inferior del gráfico de precios, donde cada barra vertical corresponde a la vela de precios que tiene justo encima. El tamaño de cada barra representa la cantidad total de contratos o acciones intercambiados durante ese período de tiempo específico (por ejemplo, en una vela de 5 minutos o de una hora). Una barra de volumen alta indica un alto nivel de participación, mientras que una barra baja sugiere un interés reducido.</text:p>
      <text:p text:style-name="Text_20_body">Por ejemplo, al analizar el gráfico del NASDAQ en una temporalidad de una hora, se pueden identificar velas cuyo volumen supera los 100,000 contratos. Estos picos de volumen son relevantes porque señalan zonas de interés donde se generó una actividad institucional significativa o un desequilibrio (<text:span text:style-name="T1">imbalance</text:span>) entre la oferta y la demanda. Para agilizar este análisis, se puede utilizar una técnica de <text:span text:style-name="T2">filtrado de volumen</text:span>, configurando la plataforma para que resalte visualmente solo las velas que superan un umbral específico, como 45,000 o 50,000 contratos. Esto permite al trader aislar instantáneamente la huella institucional en el gráfico.</text:p>
      <text:h text:style-name="Heading_20_3" text:outline-level="3"><text:soft-page-break/>3.2 VWAP: El Precio Promedio Ponderado por Volumen como Referencia Institucional</text:h>
      <text:p text:style-name="Text_20_body">El VWAP (Volume-Weighted Average Price, o Precio Promedio Ponderado por Volumen) es un indicador de referencia estratégica utilizado principalmente por traders institucionales para evaluar el "precio justo" de un activo durante una sesión de negociación. A diferencia de una media móvil simple, el VWAP pondera el precio de cada transacción por el volumen negociado, dando más importancia a los niveles de precios donde se produjo una mayor actividad.</text:p>
      <text:p text:style-name="Text_20_body">La interpretación del precio en relación con el VWAP es sencilla y poderosa:</text:p>
      <text:list text:style-name="L2">
        <text:list-item>
          <text:p text:style-name="P3">Un precio <text:span text:style-name="T2">por encima</text:span> del VWAP se considera sobrevalorado en el contexto intradiario.</text:p>
        </text:list-item>
        <text:list-item>
          <text:p text:style-name="P4">Un precio <text:span text:style-name="T2">por debajo</text:span> del VWAP se considera infravalorado (<text:span text:style-name="T1">undervalued</text:span>).</text:p>
        </text:list-item>
      </text:list>
      <text:p text:style-name="Text_20_body">Debido a su importancia para las instituciones, el VWAP actúa como un nivel dinámico de soporte y resistencia. Los traders a menudo observan reacciones significativas del precio cuando este se acerca o interactúa con la línea del VWAP.</text:p>
      <text:h text:style-name="Heading_20_3" text:outline-level="3">Desviaciones Estándar del VWAP</text:h>
      <text:p text:style-name="Text_20_body">Para aumentar su utilidad, se pueden trazar bandas de desviación estándar por encima y por debajo de la línea principal del VWAP. Estas bandas actúan como niveles dinámicos adicionales que ayudan a identificar condiciones extremas del mercado:</text:p>
      <text:list text:style-name="L3">
        <text:list-item>
          <text:p text:style-name="P5"><text:span text:style-name="T2">Banda Superior:</text:span> Cuando el precio alcanza la primera o segunda desviación estándar superior, puede indicar una condición de <text:span text:style-name="T2">sobrecompra</text:span>, señalando una posible zona de reversión a la baja.</text:p>
        </text:list-item>
        <text:list-item>
          <text:p text:style-name="P6"><text:span text:style-name="T2">Banda Inferior:</text:span> Cuando el precio alcanza la primera o segunda desviación estándar inferior, puede indicar una condición de <text:span text:style-name="T2">sobreventa</text:span>, sugiriendo una oportunidad de compra o una reversión al alza.</text:p>
        </text:list-item>
      </text:list>
      <text:p text:style-name="Text_20_body">En el ejemplo del NASDAQ, se puede observar cómo el precio, tras un movimiento alcista, choca con la segunda desviación estándar del VWAP y es rechazado con fuerza, iniciando un movimiento bajista hacia la línea central del VWAP.</text:p>
      <text:h text:style-name="Heading_20_3" text:outline-level="3">VWAP Anclado (Anchored VWAP)</text:h>
      <text:p text:style-name="Text_20_body">El <text:span text:style-name="T2">VWAP Anclado</text:span> es una variante flexible del VWAP estándar. Mientras que el VWAP diario se reinicia automáticamente al comienzo de cada sesión, el VWAP Anclado permite al trader fijar manualmente el punto de inicio del cálculo en un punto significativo del gráfico. Este "ancla" puede ser un máximo o mínimo relevante, el inicio de una nueva tendencia o cualquier otro punto de inflexión. Esta personalización proporciona un nivel de referencia contextual y dinámico que se adapta a la estructura del mercado más allá de los límites de una sola sesión.</text:p>
      <text:h text:style-name="Heading_20_3" text:outline-level="3">3.3 Perfil de Volumen: Identificando "Dónde" Ocurre la Negociación</text:h>
      <text:p text:style-name="Text_20_body">El Perfil de Volumen es una herramienta de análisis más avanzada que el volumen vertical, diseñada para responder a la pregunta fundamental de <text:span text:style-name="T2">"dónde"</text:span>, en términos de niveles de precio, se ha concentrado la mayor parte de la actividad de negociación. A diferencia del volumen vertical que muestra el volumen por unidad de tiempo, el Perfil de Volumen lo muestra como un histograma horizontal, revelando las zonas de precio con mayor y menor interés.</text:p>
      <text:p text:style-name="Text_20_body"><text:soft-page-break/>A continuación se desglosan sus componentes clave:</text:p>
      <table:table table:name="Tabla1" table:style-name="Tabla1">
        <table:table-column table:style-name="Tabla1.A"/>
        <table:table-column table:style-name="Tabla1.B"/>
        <table:table-column table:style-name="Tabla1.C"/>
        <table:table-row>
          <table:table-cell table:style-name="Tabla1.A1" office:value-type="string">
            <text:p text:style-name="P7">Componente</text:p>
          </table:table-cell>
          <table:table-cell table:style-name="Tabla1.B1" office:value-type="string">
            <text:p text:style-name="P7">Descripción</text:p>
          </table:table-cell>
          <table:table-cell table:style-name="Tabla1.B1" office:value-type="string">
            <text:p text:style-name="P7">Implicación Estratégica</text:p>
          </table:table-cell>
        </table:table-row>
        <table:table-row>
          <table:table-cell table:style-name="Tabla1.A2" office:value-type="string">
            <text:p text:style-name="P8">Área de Valor (Value Area - VA)</text:p>
          </table:table-cell>
          <table:table-cell table:style-name="Tabla1.B2" office:value-type="string">
            <text:p text:style-name="P7">Rango de precios donde se produjo aproximadamente el 70% de la negociación. Delimitado por el VAH y el VAL.</text:p>
          </table:table-cell>
          <table:table-cell table:style-name="Tabla1.B2" office:value-type="string">
            <text:p text:style-name="P7">Representa la zona de aceptación y equilibrio del mercado. Los niveles fuera de esta área se consideran de rechazo.</text:p>
          </table:table-cell>
        </table:table-row>
        <table:table-row>
          <table:table-cell table:style-name="Tabla1.A2" office:value-type="string">
            <text:p text:style-name="P8">Punto de Control (POC)</text:p>
          </table:table-cell>
          <table:table-cell table:style-name="Tabla1.B2" office:value-type="string">
            <text:p text:style-name="P7">El nivel de precio único con el mayor volumen negociado dentro del perfil. El pico del histograma.</text:p>
          </table:table-cell>
          <table:table-cell table:style-name="Tabla1.B2" office:value-type="string">
            <text:p text:style-name="P7">Actúa como el imán más fuerte para el precio, representando el "valor justo" percibido para ese período. Es un nivel clave de soporte/resistencia.</text:p>
          </table:table-cell>
        </table:table-row>
        <table:table-row>
          <table:table-cell table:style-name="Tabla1.A2" office:value-type="string">
            <text:p text:style-name="P8">Value Area High (VAH)</text:p>
          </table:table-cell>
          <table:table-cell table:style-name="Tabla1.B2" office:value-type="string">
            <text:p text:style-name="P7">El límite superior del Área de Valor.</text:p>
          </table:table-cell>
          <table:table-cell table:style-name="Tabla1.B2" office:value-type="string">
            <text:p text:style-name="P7">Funciona como una resistencia dinámica clave.</text:p>
          </table:table-cell>
        </table:table-row>
        <table:table-row>
          <table:table-cell table:style-name="Tabla1.A2" office:value-type="string">
            <text:p text:style-name="P8">Value Area Low (VAL)</text:p>
          </table:table-cell>
          <table:table-cell table:style-name="Tabla1.B2" office:value-type="string">
            <text:p text:style-name="P7">El límite inferior del Área de Valor.</text:p>
          </table:table-cell>
          <table:table-cell table:style-name="Tabla1.B2" office:value-type="string">
            <text:p text:style-name="P7">Funciona como un soporte dinámico clave.</text:p>
          </table:table-cell>
        </table:table-row>
        <table:table-row>
          <table:table-cell table:style-name="Tabla1.A2" office:value-type="string">
            <text:p text:style-name="P8">Nodos de Alto Volumen (HVN)</text:p>
          </table:table-cell>
          <table:table-cell table:style-name="Tabla1.B2" office:value-type="string">
            <text:p text:style-name="P7">Zonas con picos de volumen significativos en el perfil. Indican aceptación del precio.</text:p>
          </table:table-cell>
          <table:table-cell table:style-name="Tabla1.B2" office:value-type="string">
            <text:p text:style-name="P7">Actúan como zonas de soporte o resistencia donde es probable que el precio se detenga o consolide.</text:p>
          </table:table-cell>
        </table:table-row>
        <table:table-row>
          <table:table-cell table:style-name="Tabla1.A7" office:value-type="string">
            <text:p text:style-name="P8">Nodos de Bajo Volumen (LVN)</text:p>
          </table:table-cell>
          <table:table-cell table:style-name="Tabla1.B7" office:value-type="string">
            <text:p text:style-name="P7">Zonas con valles de volumen en el perfil. Indican rechazo del precio o movimiento rápido.</text:p>
          </table:table-cell>
          <table:table-cell table:style-name="Tabla1.B7" office:value-type="string">
            <text:p text:style-name="P7">Son zonas donde el precio puede moverse rápidamente a través de ellas (rupturas). Representan ineficiencias del mercado.</text:p>
          </table:table-cell>
        </table:table-row>
      </table:table>
      <text:p text:style-name="Text_20_body">La forma del perfil también proporciona información valiosa sobre el sentimiento del mercado:</text:p>
      <text:list text:style-name="L4">
        <text:list-item>
          <text:p text:style-name="P9"><text:span text:style-name="T2">Perfil tipo P:</text:span> Se forma por un movimiento de <text:span text:style-name="T1">desequilibrio</text:span> alcista (el "palo" de la P) seguido por un período de <text:span text:style-name="T1">rotación y creación de valor</text:span> en la parte superior (la "barriga" de la P). Esto revela que los compradores tuvieron el control inicial y luego el mercado encontró un nuevo nivel de equilibrio más alto.</text:p>
        </text:list-item>
        <text:list-item>
          <text:p text:style-name="P9"><text:span text:style-name="T2">Perfil tipo B:</text:span> Representa un <text:span text:style-name="T1">desequilibrio</text:span> bajista inicial, seguido de una <text:span text:style-name="T1">consolidación y aceptación de valor</text:span> en la parte inferior. Señala un control vendedor claro que establece un nuevo territorio de "precio justo" más bajo.</text:p>
        </text:list-item>
        <text:list-item>
          <text:p text:style-name="P10"><text:span text:style-name="T2">Perfil tipo D:</text:span> Tiene una distribución de volumen simétrica, parecida a una campana de Gauss. Sugiere equilibrio y un mercado en rango, donde compradores y vendedores están en acuerdo.</text:p>
        </text:list-item>
      </text:list>
      <text:p text:style-name="Text_20_body">El conocimiento profundo de estas herramientas no es un fin en sí mismo, sino un medio para construir estrategias operables que aprovechen las ineficiencias y las zonas de valor que el mercado revela.</text:p>
      <text:h text:style-name="Heading_20_2" text:outline-level="2"><text:soft-page-break/>4.0 Estrategias de Trading Aplicadas con Herramientas de Volumen</text:h>
      <text:p text:style-name="Text_20_body">El verdadero poder de las herramientas de volumen no reside en su simple visualización, sino en su aplicación directa a través de estrategias de trading bien definidas y sistemáticas. Estas estrategias permiten traducir la información sobre el interés institucional y el valor del mercado en puntos de entrada, stop loss y objetivos concretos. A continuación, se detallan escenarios prácticos y reglas de entrada basadas en los conceptos del Perfil de Volumen.</text:p>
      <text:h text:style-name="Heading_20_3" text:outline-level="3">4.1 Estrategias Basadas en el Perfil de Volumen</text:h>
      <text:h text:style-name="Heading_20_4" text:outline-level="4">4.1.1 Operativa en Nodos de Alto Volumen (HVN)</text:h>
      <text:p text:style-name="Text_20_body">Esta estrategia se basa en la idea de que los HVN actúan como imanes de precios y zonas de soporte o resistencia. Cuando el precio regresa a un HVN significativo, es probable que encuentre una reacción. La entrada no se ejecuta en el primer toque. Como se demuestra en el ejemplo del euro, el trader debe esperar un <text:span text:style-name="T1">desencadenante (trigger)</text:span> de confirmación, como la formación de "una vela en la dirección en la que quiero operar" o un patrón de reversión claro, antes de comprometer capital.</text:p>
      <text:h text:style-name="Heading_20_4" text:outline-level="4">4.1.2 Operativa en Nodos de Bajo Volumen (LVN)</text:h>
      <text:p text:style-name="Text_20_body">Los LVN representan ineficiencia y rechazo del precio, lo que puede provocar rupturas rápidas. La estrategia consiste en operar estas rupturas cuando el precio atraviesa el nivel. La entrada se ejecuta al cierre de una "vela de ruptura convincente" que se consolida más allá del nivel LVN, utilizando el mínimo (o máximo) de esa misma vela como referencia para el stop loss.</text:p>
      <text:h text:style-name="Heading_20_4" text:outline-level="4">4.1.3 Operativa en el Punto de Control (POC)</text:h>
      <text:p text:style-name="Text_20_body">Una estrategia efectiva consiste en operar en un POC no probado (<text:span text:style-name="T1">untouched</text:span>). Cuando un POC se forma y el precio se aleja, la primera vez que regresa a ese nivel ofrece una oportunidad de alta probabilidad.</text:p>
      <text:list text:style-name="L5">
        <text:list-item>
          <text:p text:style-name="P11">Si el precio regresa al POC <text:span text:style-name="T2">desde arriba</text:span>, este actúa como <text:span text:style-name="T2">soporte</text:span> (oportunidad de largos).</text:p>
        </text:list-item>
        <text:list-item>
          <text:p text:style-name="P12">Si el precio regresa al POC <text:span text:style-name="T2">desde abajo</text:span>, este actúa como <text:span text:style-name="T2">resistencia</text:span> (oportunidad de cortos). La entrada no es automática; se debe esperar una señal de confirmación, como un patrón de velas de reversión o una confirmación en el delta, que valide el rechazo del nivel.</text:p>
        </text:list-item>
      </text:list>
      <text:h text:style-name="Heading_20_4" text:outline-level="4">4.1.4 Operativa en el Área de Valor (VA)</text:h>
      <text:p text:style-name="Text_20_body">El Área de Valor (delimitada por el VAH y el VAL) puede operarse de dos maneras principales:</text:p>
      <text:list text:style-name="L6">
        <text:list-item>
          <text:p text:style-name="P13"><text:span text:style-name="T2">Estrategia de Rango:</text:span> Cuando el mercado está en equilibrio (perfil tipo D), los traders pueden buscar comprar cerca del VAL y vender cerca del VAH, operando la reversión dentro de la zona de valor aceptada, siempre esperando confirmación.</text:p>
        </text:list-item>
        <text:list-item>
          <text:p text:style-name="P14"><text:span text:style-name="T2">Estrategia de Ruptura y "Flip":</text:span> Si el precio rompe un nivel del Área de Valor de forma convincente, el trader debe esperar pacientemente el retroceso al nivel roto (el "flip"). La entrada se confirma solo cuando aparece una vela de rechazo en la dirección de la operación (ej. una vela roja para una posición corta), como se detalla en el ejemplo del euro.</text:p>
        </text:list-item>
      </text:list>
      <text:h text:style-name="Heading_20_4" text:outline-level="4"><text:soft-page-break/>4.1.5 Confirmación de Tendencia</text:h>
      <text:p text:style-name="Text_20_body">El Perfil de Volumen diario es una excelente herramienta para confirmar la dirección de una tendencia. Esto se logra observando el desplazamiento secuencial del Área de Valor de un día para otro:</text:p>
      <text:list text:style-name="L7">
        <text:list-item>
          <text:p text:style-name="P15"><text:span text:style-name="T2">Tendencia Bajista:</text:span> Si el VAH y el VAL de hoy se forman por debajo del Área de Valor de ayer, confirma una tendencia bajista.</text:p>
        </text:list-item>
        <text:list-item>
          <text:p text:style-name="P16"><text:span text:style-name="T2">Tendencia Alcista:</text:span> Si el VAH y el VAL se desplazan hacia arriba día tras día, confirma una tendencia alcista. Una vez confirmada la dirección de la tendencia, el trader debe utilizar esta información como un sesgo direccional y buscar entradas en niveles clave (como HVN o LVN) utilizando los desencadenantes de confirmación apropiados.</text:p>
        </text:list-item>
      </text:list>
      <text:h text:style-name="Heading_20_2" text:outline-level="2">5.0 Conclusión: Integrando el Análisis de Volumen para una Toma de Decisiones Superior</text:h>
      <text:p text:style-name="Text_20_body">La integración del análisis de volumen en la operativa diaria ofrece una ventaja competitiva decisiva. Permite a los traders trascender la simple suposición basada en patrones de precios para llegar a conclusiones informadas, fundamentadas en la actividad real del mercado. En lugar de solo mirar el precio, se obtiene acceso al "panorama completo del mercado", interpretando dónde y cuándo los participantes institucionales están posicionándose.</text:p>
      <text:p text:style-name="Text_20_body">Para aquellos que buscan implementar estas técnicas de manera efectiva, es fundamental adoptar un enfoque metódico y disciplinado. El material de origen ofrece dos consejos clave para maximizar las probabilidades de éxito:</text:p>
      <text:list text:style-name="L8">
        <text:list-item>
          <text:p text:style-name="P17"><text:span text:style-name="T2">Enfoque y Práctica:</text:span> En lugar de intentar dominar todas las estrategias a la vez, es más productivo elegir una o dos que resuenen con su estilo personal. Practíquelas de manera consistente en uno o dos instrumentos hasta alcanzar la maestría.</text:p>
        </text:list-item>
        <text:list-item>
          <text:p text:style-name="P18"><text:span text:style-name="T2">Niveles Vírgenes y Confirmación:</text:span> La probabilidad de una estrategia aumenta significativamente cuando se opera en niveles de precios que no han sido probados previamente. Además, nunca se debe entrar en una operación basándose únicamente en el nivel; siempre se deben utilizar desencadenantes (<text:span text:style-name="T1">triggers</text:span>) adicionales, como patrones de velas o confirmaciones de volumen, para validar los puntos de entrada.</text:p>
        </text:list-item>
      </text:list>
      <text:p text:style-name="Text_20_body">En última instancia, el dominio de estas herramientas transforma a un trader. Le otorga la capacidad de operar no en base a lo que el precio <text:span text:style-name="T1">hizo</text:span>, sino a lo que los grandes participantes <text:span text:style-name="T1">están haciendo</text:span>, cambiando el juego de la reacción a la anticipación informad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8:56:25.041825900</meta:creation-date>
    <dc:date>2025-11-10T08:56:46.650160000</dc:date>
    <meta:editing-duration>PT22S</meta:editing-duration>
    <meta:editing-cycles>1</meta:editing-cycles>
    <meta:document-statistic meta:table-count="1" meta:image-count="0" meta:object-count="0" meta:page-count="6" meta:paragraph-count="88" meta:word-count="2603" meta:character-count="16315" meta:non-whitespace-character-count="13818"/>
    <meta:generator>LibreOffice/25.2.6.2$Windows_X86_64 LibreOffice_project/729c5bfe710f5eb71ed3bbde9e06a6065e9c6c5d</meta:generator>
  </office:meta>
</office:document-meta>
</file>